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5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2.6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5.2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ico_w WiFi Network with/without Access Poin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11/14/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eps to Create Remotes and Acess Po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<text:s/>clone <text:a xlink:href="https://github.com/develone/pico_w-remotes.git" xlink:type="simple">https://github.com/develone/pico_w-remotes.git</text:a></text:p>
              </text:list-item>
              <text:list-item>
                <text:p>cd pico_w-remotes</text:p>
              </text:list-item>
              <text:list-item>
                <text:p>./5remotes.sh this will take about 26 mi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ogram the Pico_W with the followin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co_w-remotes/remote1/pico_w/access_point/picow_access_point_background.uf2</text:p>
              </text:list-item>
              <text:list-item>
                <text:p>pico_w-remotes/remote1/pico_w/freertos/iperf/picow_freertos_iperf_server_nosys.uf2</text:p>
              </text:list-item>
              <text:list-item>
                <text:p text:style-name="P4">pico_w-remotes/remote2/pico_w/freertos/iperf/picow_freertos_iperf_server_nosys.uf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1">Program Pico_W</text:span>with the following files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pico_w-remotes/remote3/pico_w/freertos/iperf/picow_freertos_iperf_server_nosys.uf2</text:p>
              </text:list-item>
              <text:list-item>
                <text:p text:style-name="P4">pico_w-remotes/remote4/pico_w/freertos/iperf/picow_freertos_iperf_server_nosys.uf2</text:p>
              </text:list-item>
              <text:list-item>
                <text:p text:style-name="P4">pico_w-remotes/remote5/pico_w/freertos/iperf/picow_freertos_iperf_server_nosys.uf2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5" draw:layer="layout" svg:width="8.165cm" svg:height="1.27cm" svg:x="7.16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6.59cm" svg:height="0.962cm" svg:x="8.105cm" svg:y="6.41cm">
          <draw:text-box>
            <text:p>10.0.1.xx AP <text:s/>Pico_W</text:p>
          </draw:text-box>
        </draw:frame>
        <draw:frame draw:style-name="gr4" draw:text-style-name="P7" draw:layer="layout" svg:width="8.255cm" svg:height="0.963cm" svg:x="18.205cm" svg:y="5.972cm">
          <draw:text-box>
            <text:p>10.0.1.x1 1<text:span text:style-name="T2">st</text:span> freertos iperf </text:p>
          </draw:text-box>
        </draw:frame>
        <draw:frame draw:style-name="gr5" draw:text-style-name="P7" draw:layer="layout" svg:width="8.555cm" svg:height="1.673cm" svg:x="18.44cm" svg:y="8.875cm">
          <draw:text-box>
            <text:p>10.0.1.x2 2nd freertos iperf </text:p>
          </draw:text-box>
        </draw:frame>
        <draw:frame draw:style-name="gr4" draw:text-style-name="P7" draw:layer="layout" svg:width="8.114cm" svg:height="0.963cm" svg:x="18.872cm" svg:y="12.215cm">
          <draw:text-box>
            <text:p>10.0.1.x3 3rd freertos iperf</text:p>
          </draw:text-box>
        </draw:frame>
        <draw:custom-shape draw:style-name="gr2" draw:text-style-name="P5" draw:layer="layout" svg:width="8.165cm" svg:height="1.27cm" svg:x="18.065cm" svg:y="5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8.66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8.865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17.642cm" svg:y="1.915cm">
          <draw:text-box>
            <text:p>10.0.1.x5 5th freertos iperf</text:p>
          </draw:text-box>
        </draw:frame>
        <draw:custom-shape draw:style-name="gr2" draw:text-style-name="P5" draw:layer="layout" svg:width="8.165cm" svg:height="1.27cm" svg:x="8.465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7.165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8.842cm" svg:y="11.215cm">
          <draw:text-box>
            <text:p>10.0.1.x4 4th freertos iperf</text:p>
          </draw:text-box>
        </draw:frame>
        <draw:frame draw:style-name="gr4" draw:text-style-name="P7" draw:layer="layout" svg:width="5.011cm" svg:height="0.963cm" svg:x="2.024cm" svg:y="6.115cm">
          <draw:text-box>
            <text:p>pi4-xx</text:p>
          </draw:text-box>
        </draw:frame>
        <draw:custom-shape draw:style-name="gr2" draw:text-style-name="P5" draw:layer="layout" svg:width="8.165cm" svg:height="1.27cm" svg:x="7.165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415cm" svg:height="1.27cm" svg:x="0.665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9.142cm" svg:y="1.716cm">
          <draw:text-box>
            <text:p>10.0.1.xn n freertos iperf</text:p>
          </draw:text-box>
        </draw:frame>
        <draw:custom-shape draw:style-name="gr2" draw:text-style-name="P5" draw:layer="layout" svg:width="8.165cm" svg:height="1.27cm" svg:x="8.665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734cm" svg:height="0.962cm" svg:x="2.54cm" svg:y="5.004cm">
          <draw:text-box>
            <text:p>eth0</text:p>
          </draw:text-box>
        </draw:frame>
        <draw:frame draw:style-name="gr8" draw:text-style-name="P8" draw:layer="layout" svg:width="2.153cm" svg:height="0.962cm" svg:x="2.177cm" svg:y="7.563cm">
          <draw:text-box>
            <text:p>wlan0</text:p>
          </draw:text-box>
        </draw:frame>
        <draw:frame draw:style-name="gr4" draw:text-style-name="P9" draw:layer="layout" svg:width="2.153cm" svg:height="0.963cm" svg:x="12.974cm" svg:y="7.415cm">
          <draw:text-box>
            <text:p>wlan0</text:p>
          </draw:text-box>
        </draw:frame>
        <draw:frame draw:style-name="gr4" draw:text-style-name="P9" draw:layer="layout" svg:width="2.153cm" svg:height="0.963cm" svg:x="12.974cm" svg:y="3.215cm">
          <draw:text-box>
            <text:p>wlan0</text:p>
          </draw:text-box>
        </draw:frame>
        <draw:frame draw:style-name="gr4" draw:text-style-name="P9" draw:layer="layout" svg:width="2.153cm" svg:height="0.963cm" svg:x="12.974cm" svg:y="9.715cm">
          <draw:text-box>
            <text:p>wlan0</text:p>
          </draw:text-box>
        </draw:frame>
        <draw:frame draw:style-name="gr4" draw:text-style-name="P9" draw:layer="layout" svg:width="2.153cm" svg:height="0.963cm" svg:x="21.574cm" svg:y="10.015cm">
          <draw:text-box>
            <text:p>wlan0</text:p>
          </draw:text-box>
        </draw:frame>
        <draw:frame draw:style-name="gr4" draw:text-style-name="P9" draw:layer="layout" svg:width="2.153cm" svg:height="0.963cm" svg:x="19.074cm" svg:y="3.415cm">
          <draw:text-box>
            <text:p>wlan0</text:p>
          </draw:text-box>
        </draw:frame>
        <draw:frame draw:style-name="gr4" draw:text-style-name="P9" draw:layer="layout" svg:width="2.153cm" svg:height="0.963cm" svg:x="20.974cm" svg:y="7.415cm">
          <draw:text-box>
            <text:p>wlan0</text:p>
          </draw:text-box>
        </draw:frame>
        <draw:custom-shape draw:style-name="gr2" draw:text-style-name="P5" draw:layer="layout" svg:width="8.165cm" svg:height="1.27cm" svg:x="0.265cm" svg:y="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653cm" svg:height="0.962cm" svg:x="2.359cm" svg:y="3.51cm">
          <draw:text-box>
            <text:p>Internet</text:p>
          </draw:text-box>
        </draw:frame>
        <draw:frame draw:style-name="gr7" draw:text-style-name="P8" draw:layer="layout" svg:width="5.578cm" svg:height="0.962cm" svg:x="8.89cm" svg:y="0.635cm">
          <draw:text-box>
            <text:p>With Access Point</text:p>
          </draw:text-box>
        </draw:frame>
        <draw:frame draw:style-name="gr4" draw:text-style-name="P9" draw:layer="layout" svg:width="2.153cm" svg:height="0.963cm" svg:x="21.574cm" svg:y="13.692cm">
          <draw:text-box>
            <text:p>wlan0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7" draw:layer="layout" svg:width="8.255cm" svg:height="0.963cm" svg:x="18.205cm" svg:y="5.972cm">
          <draw:text-box>
            <text:p>10.0.1.x1 1<text:span text:style-name="T2">st</text:span> freertos iperf </text:p>
          </draw:text-box>
        </draw:frame>
        <draw:frame draw:style-name="gr5" draw:text-style-name="P7" draw:layer="layout" svg:width="8.555cm" svg:height="1.673cm" svg:x="18.44cm" svg:y="8.875cm">
          <draw:text-box>
            <text:p>10.0.1.x2 2nd freertos iperf </text:p>
          </draw:text-box>
        </draw:frame>
        <draw:frame draw:style-name="gr4" draw:text-style-name="P7" draw:layer="layout" svg:width="8.114cm" svg:height="0.963cm" svg:x="18.872cm" svg:y="12.215cm">
          <draw:text-box>
            <text:p>10.0.1.x3 3rd freertos iperf</text:p>
          </draw:text-box>
        </draw:frame>
        <draw:custom-shape draw:style-name="gr2" draw:text-style-name="P5" draw:layer="layout" svg:width="8.165cm" svg:height="1.27cm" svg:x="18.065cm" svg:y="5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8.66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8.865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17.642cm" svg:y="1.915cm">
          <draw:text-box>
            <text:p>10.0.1.x5 5th freertos iperf</text:p>
          </draw:text-box>
        </draw:frame>
        <draw:custom-shape draw:style-name="gr2" draw:text-style-name="P5" draw:layer="layout" svg:width="8.165cm" svg:height="1.27cm" svg:x="8.465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8.165cm" svg:height="1.27cm" svg:x="17.165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8.842cm" svg:y="11.215cm">
          <draw:text-box>
            <text:p>10.0.1.x4 4th freertos iperf</text:p>
          </draw:text-box>
        </draw:frame>
        <draw:frame draw:style-name="gr4" draw:text-style-name="P7" draw:layer="layout" svg:width="5.011cm" svg:height="0.963cm" svg:x="2.024cm" svg:y="6.115cm">
          <draw:text-box>
            <text:p>pi4-xx</text:p>
          </draw:text-box>
        </draw:frame>
        <draw:custom-shape draw:style-name="gr6" draw:text-style-name="P5" draw:layer="layout" svg:width="4.415cm" svg:height="1.27cm" svg:x="0.665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.974cm" svg:height="0.963cm" svg:x="9.142cm" svg:y="1.716cm">
          <draw:text-box>
            <text:p>10.0.1.xn n freertos iperf</text:p>
          </draw:text-box>
        </draw:frame>
        <draw:custom-shape draw:style-name="gr2" draw:text-style-name="P5" draw:layer="layout" svg:width="8.165cm" svg:height="1.27cm" svg:x="8.665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734cm" svg:height="0.962cm" svg:x="2.54cm" svg:y="5.004cm">
          <draw:text-box>
            <text:p>eth0</text:p>
          </draw:text-box>
        </draw:frame>
        <draw:frame draw:style-name="gr8" draw:text-style-name="P8" draw:layer="layout" svg:width="2.153cm" svg:height="0.962cm" svg:x="2.177cm" svg:y="7.563cm">
          <draw:text-box>
            <text:p>wlan0</text:p>
          </draw:text-box>
        </draw:frame>
        <draw:frame draw:style-name="gr4" draw:text-style-name="P9" draw:layer="layout" svg:width="2.153cm" svg:height="0.963cm" svg:x="12.974cm" svg:y="3.215cm">
          <draw:text-box>
            <text:p>wlan0</text:p>
          </draw:text-box>
        </draw:frame>
        <draw:frame draw:style-name="gr4" draw:text-style-name="P9" draw:layer="layout" svg:width="2.153cm" svg:height="0.963cm" svg:x="12.974cm" svg:y="9.715cm">
          <draw:text-box>
            <text:p>wlan0</text:p>
          </draw:text-box>
        </draw:frame>
        <draw:frame draw:style-name="gr4" draw:text-style-name="P9" draw:layer="layout" svg:width="2.153cm" svg:height="0.963cm" svg:x="21.574cm" svg:y="10.015cm">
          <draw:text-box>
            <text:p>wlan0</text:p>
          </draw:text-box>
        </draw:frame>
        <draw:frame draw:style-name="gr4" draw:text-style-name="P9" draw:layer="layout" svg:width="2.153cm" svg:height="0.963cm" svg:x="19.074cm" svg:y="3.415cm">
          <draw:text-box>
            <text:p>wlan0</text:p>
          </draw:text-box>
        </draw:frame>
        <draw:frame draw:style-name="gr4" draw:text-style-name="P9" draw:layer="layout" svg:width="2.153cm" svg:height="0.963cm" svg:x="20.974cm" svg:y="7.415cm">
          <draw:text-box>
            <text:p>wlan0</text:p>
          </draw:text-box>
        </draw:frame>
        <draw:custom-shape draw:style-name="gr2" draw:text-style-name="P5" draw:layer="layout" svg:width="8.165cm" svg:height="1.27cm" svg:x="0.265cm" svg:y="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653cm" svg:height="0.962cm" svg:x="2.359cm" svg:y="3.51cm">
          <draw:text-box>
            <text:p>Internet</text:p>
          </draw:text-box>
        </draw:frame>
        <draw:frame draw:style-name="gr4" draw:text-style-name="P9" draw:layer="layout" svg:width="5.578cm" svg:height="1.673cm" svg:x="1.407cm" svg:y="0.942cm">
          <draw:text-box>
            <text:p>Without Access Point</text:p>
          </draw:text-box>
        </draw:frame>
        <draw:frame draw:style-name="gr4" draw:text-style-name="P9" draw:layer="layout" svg:width="2.153cm" svg:height="0.963cm" svg:x="21.174cm" svg:y="13.592cm">
          <draw:text-box>
            <text:p>wlan0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2.629cm" svg:x="1.4cm" svg:y="0.628cm" presentation:class="title">
          <draw:text-box>
            <text:p text:style-name="P10"><text:span text:style-name="T3"><text:s/></text:span><text:span text:style-name="T3">/etc/hosts</text:span></text:p>
          </draw:text-box>
        </draw:frame>
        <draw:frame draw:style-name="gr9" draw:text-style-name="P12" draw:layer="layout" svg:width="9.845cm" svg:height="5.53cm" svg:x="9.107cm" svg:y="5.131cm">
          <draw:text-box>
            <text:p text:style-name="P11">When the remotes are programmed they are assigned an IP</text:p>
            <text:p text:style-name="P11">by the dhcp server. You need to add to /etc/hosts</text:p>
            <text:p text:style-name="P11">10.0.1.16 remote1</text:p>
            <text:p text:style-name="P11">10.0.1.18 remote2</text:p>
            <text:p text:style-name="P11">10.0.1.19 remote3</text:p>
            <text:p text:style-name="P11">10.0.1.20 remote4</text:p>
            <text:p text:style-name="P11">10.0.1.21 remote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05:27:36.648557547</meta:creation-date>
    <dc:date>2022-11-14T12:45:19.017684248</dc:date>
    <meta:editing-duration>PT4H29M12S</meta:editing-duration>
    <meta:editing-cycles>18</meta:editing-cycles>
    <meta:generator>LibreOffice/7.0.4.2$Linux_ARM_EABI LibreOffice_project/00$Build-2</meta:generator>
    <meta:document-statistic meta:object-count="99"/>
  </office:meta>
</office:document-meta>
</file>